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Rule.Elemen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Rule.configureDescriptor( ElementDescriptor elementDescriptor , String updateMethodName , boolean forceAccessi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lementRule.configureDescriptor( ElementDescriptor elementDescriptor , String update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ule.configureDescriptor( ElementDescriptor e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ule.begin( String name , String namespace , Attributes attribut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ElementRule.setLog( Log new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Rule.configureProperty( ElementDescriptor elementDescriptor , PropertyDescriptor propertyDescriptor , String updateMethodName , boolean forceAccessible , Class beanClas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ElementRule.end(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Rule.searchMethodsForMatch( String updateMethodName , Method [ ] methods , boolean isMap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lementRule.findPublicMethod( String updateMethodName , Class beanType , boolean isMapTyp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Rule.findAnyMethod( String updateMethodName , Class beanType , boolean isMapTypeProper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